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020" officeooo:paragraph-rsid="0001b020"/>
    </style:style>
    <style:style style:name="P2" style:family="paragraph" style:parent-style-name="Standard">
      <style:text-properties officeooo:rsid="0002e46e" officeooo:paragraph-rsid="0002e46e"/>
    </style:style>
    <style:style style:name="P3" style:family="paragraph" style:parent-style-name="Standard">
      <style:paragraph-properties fo:break-before="page"/>
      <style:text-properties officeooo:rsid="0002e46e" officeooo:paragraph-rsid="0002e46e"/>
    </style:style>
    <style:style style:name="P4" style:family="paragraph" style:parent-style-name="Heading_20_5">
      <style:text-properties officeooo:rsid="0003e2fe" officeooo:paragraph-rsid="0003e2fe"/>
    </style:style>
    <style:style style:name="P5" style:family="paragraph">
      <style:paragraph-properties fo:text-align="center"/>
    </style:style>
    <style:style style:name="T1" style:family="text">
      <style:text-properties officeooo:rsid="0003e2f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689in" fo:min-width="1.36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gafsd</text:p>
      <text:h text:style-name="Heading_20_5" text:outline-level="5">sgfsg</text:h>
      <text:h text:style-name="Heading_20_5" text:outline-level="5"><text:span text:style-name="T1">jhgjgkhhk</text:span><text:line-break/><text:span text:style-name="T1">jgjg</text:span></text:h>
      <text:h text:style-name="Heading_20_5" text:outline-level="5"><draw:custom-shape text:anchor-type="paragraph" draw:z-index="2" draw:name="Shape3" draw:style-name="gr2" svg:width="1.4689in" svg:height="1.0732in" svg:x="3.7945in" svg:y="0.050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his a test file!</text:h>
      <text:h text:style-name="P4" text:outline-level="5"><draw:line text:anchor-type="paragraph" draw:z-index="1" draw:name="Shape2" draw:style-name="gr1" draw:text-style-name="P5" svg:x1="2.0862in" svg:y1="0.048in" svg:x2="3.6382in" svg:y2="1.4646in"><text:p/></draw:line>Dfasldjfg</text:h>
      <text:h text:style-name="P4" text:outline-level="5"><draw:line text:anchor-type="paragraph" draw:z-index="0" draw:name="Shape1" draw:style-name="gr1" draw:text-style-name="P5" svg:x1="1.1902in" svg:y1="0.2433in" svg:x2="3.7945in" svg:y2="0.0244in"><text:p/></draw:line>asfgagadfasd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50:48.589155623</meta:creation-date>
    <dc:date>2019-01-24T17:58:24.258082847</dc:date>
    <meta:editing-duration>PT7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10" meta:character-count="64" meta:non-whitespace-character-count="60"/>
  </office:meta>
</office:document-meta>
</file>